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0">
      <style:graphic-properties draw:fill="none" draw:stroke="solid" svg:stroke-width="0.00694in" svg:stroke-color="#44546a" draw:marker-end="a1169" svg:stroke-opacity="100%" draw:stroke-linejoin="miter" svg:stroke-linecap="but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draw:fill="none" draw:stroke="solid" svg:stroke-width="0.00694in" svg:stroke-color="#44546a" draw:marker-end="a1171" svg:stroke-opacity="100%" draw:stroke-linejoin="miter" svg:stroke-linecap="butt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4">
      <style:graphic-properties draw:fill="none" draw:stroke="solid" svg:stroke-width="0.00694in" svg:stroke-color="#44546a" draw:marker-end="a1173" svg:stroke-opacity="100%" draw:stroke-linejoin="miter" svg:stroke-linecap="but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0">
      <style:graphic-properties draw:fill="none" draw:stroke="solid" svg:stroke-width="0.00694in" svg:stroke-color="#44546a" draw:marker-end="a1129" svg:stroke-opacity="100%" draw:stroke-linejoin="miter" svg:stroke-linecap="but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2">
      <style:graphic-properties draw:fill="none" draw:stroke="solid" svg:stroke-width="0.00694in" svg:stroke-color="#44546a" draw:marker-end="a1131" svg:stroke-opacity="100%" draw:stroke-linejoin="miter" svg:stroke-linecap="but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4">
      <style:graphic-properties draw:fill="none" draw:stroke="solid" svg:stroke-width="0.00694in" svg:stroke-color="#44546a" draw:marker-end="a1133" svg:stroke-opacity="100%" draw:stroke-linejoin="miter" svg:stroke-linecap="butt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0694in" svg:stroke-color="#44546a" draw:marker-end="a1249" svg:stroke-opacity="100%" draw:stroke-linejoin="miter" svg:stroke-linecap="but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draw:fill="none" draw:stroke="solid" svg:stroke-width="0.00694in" svg:stroke-color="#44546a" draw:marker-end="a1251" svg:stroke-opacity="100%" draw:stroke-linejoin="miter" svg:stroke-linecap="butt"/>
    </style:style>
    <style:style style:family="graphic" style:name="a12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solid" draw:fill-color="#5b9bd5" draw:opacity="100%" draw:stroke="solid" svg:stroke-width="0.02778in" svg:stroke-color="#41719c" svg:stroke-opacity="100%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draw:fill="none" draw:stroke="solid" svg:stroke-width="0.00694in" svg:stroke-color="#44546a" draw:marker-end="a1150" svg:stroke-opacity="100%" draw:stroke-linejoin="miter" svg:stroke-linecap="butt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2">
      <style:graphic-properties draw:fill="none" draw:stroke="solid" svg:stroke-width="0.00694in" svg:stroke-color="#44546a" draw:marker-end="a1221" svg:stroke-opacity="100%" draw:stroke-linejoin="miter" svg:stroke-linecap="butt"/>
    </style:style>
    <style:style style:family="graphic" style:name="a1224">
      <style:graphic-properties draw:fill="none" draw:stroke="solid" svg:stroke-width="0.00694in" svg:stroke-color="#44546a" draw:marker-end="a1223" svg:stroke-opacity="100%" draw:stroke-linejoin="miter" svg:stroke-linecap="butt"/>
    </style:style>
    <style:style style:family="graphic" style:name="a1226">
      <style:graphic-properties draw:fill="none" draw:stroke="solid" svg:stroke-width="0.00694in" svg:stroke-color="#44546a" draw:marker-end="a1225" svg:stroke-opacity="100%" draw:stroke-linejoin="miter" svg:stroke-linecap="butt"/>
    </style:style>
    <style:style style:family="graphic" style:name="a1228">
      <style:graphic-properties draw:fill="none" draw:stroke="solid" svg:stroke-width="0.00694in" svg:stroke-color="#44546a" draw:marker-end="a1227" svg:stroke-opacity="100%" draw:stroke-linejoin="miter" svg:stroke-linecap="butt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8">
      <style:graphic-properties draw:fill="none" draw:stroke="solid" svg:stroke-width="0.00694in" svg:stroke-color="#44546a" draw:marker-end="a1167" svg:stroke-opacity="100%" draw:stroke-linejoin="miter" svg:stroke-linecap="butt"/>
    </style:style>
    <style:style style:family="graphic" style:name="a1230">
      <style:graphic-properties draw:fill="none" draw:stroke="solid" svg:stroke-width="0.00694in" svg:stroke-color="#44546a" draw:marker-end="a1229" svg:stroke-opacity="100%" draw:stroke-linejoin="miter" svg:stroke-linecap="butt"/>
    </style:style>
    <style:style style:family="graphic" style:name="a1232">
      <style:graphic-properties draw:fill="none" draw:stroke="solid" svg:stroke-width="0.00694in" svg:stroke-color="#44546a" draw:marker-end="a1231" svg:stroke-opacity="100%" draw:stroke-linejoin="miter" svg:stroke-linecap="butt"/>
    </style:style>
    <style:style style:family="graphic" style:name="a1234">
      <style:graphic-properties draw:fill="none" draw:stroke="solid" svg:stroke-width="0.00694in" svg:stroke-color="#44546a" draw:marker-end="a1233" svg:stroke-opacity="100%" draw:stroke-linejoin="miter" svg:stroke-linecap="butt"/>
    </style:style>
    <style:style style:family="graphic" style:name="a1236">
      <style:graphic-properties draw:fill="none" draw:stroke="solid" svg:stroke-width="0.00694in" svg:stroke-color="#44546a" draw:marker-end="a1235" svg:stroke-opacity="100%" draw:stroke-linejoin="miter" svg:stroke-linecap="butt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2" draw:style-name="a1081" draw:master-page-name="Master1-Layout7-blank-En-blanco" presentation:presentation-page-layout-name="Master1-PPL7" draw:id="Slide-257">
        <draw:custom-shape svg:x="4.62925in" svg:y="0.44113in" svg:width="3.72847in" svg:height="7.82623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2089in" svg:y="0.44025in" svg:width="3.74518in" svg:height="0.34301in" draw:id="id137" draw:style-name="a1090" draw:name="Forma libre 15">
          <svg:title/>
          <svg:desc/>
          <text:p text:style-name="a1089" text:class-names="" text:cond-style-name=""><text:span text:style-name="a1085" text:class-names="">Asesor de<text:s text:c="1"/></text:span><text:span text:style-name="a1086" text:class-names="">Repuestos (Vendedor</text:span><text:span text:style-name="a1087" text:class-names=""><text:s text:c="1"/>de repuestos de Taller)</text:span><text:span text:style-name="a10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1798in" svg:y="0.44113in" svg:width="1.46579in" svg:height="0.34395in" draw:id="id138" draw:style-name="a1093" draw:name="Forma libre 16">
          <svg:title/>
          <svg:desc/>
          <text:p text:style-name="a1092" text:class-names="" text:cond-style-name=""><text:span text:style-name="a1091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7879in" svg:y="5.65574in" svg:width="1.1811in" svg:height="0.66929in" draw:id="id139" draw:style-name="a1096" draw:name="Forma libre 22">
          <svg:title/>
          <svg:desc/>
          <text:p text:style-name="a1095" text:class-names="" text:cond-style-name=""><text:span text:style-name="a1094" text:class-names="">Registran egreso de piezas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01907in" svg:y="1.53101in" svg:width="1.29927in" svg:height="0.70978in" draw:id="id140" draw:style-name="a1103" draw:name="Forma libre 30">
          <svg:title/>
          <svg:desc/>
          <text:p text:style-name="a1102" text:class-names="" text:cond-style-name=""><text:span text:style-name="a1097" text:class-names=""><text:s text:c="1"/>Completa la Solicitud de Piezas de acuerdo<text:s text:c="1"/></text:span><text:span text:style-name="a1098" text:class-names="">a lo solicitado por el técnico.<text:s text:c="1"/></text:span><text:span text:style-name="a1099" text:class-names="">Vincula con el N</text:span><text:span text:style-name="a1100" text:class-names="">°</text:span><text:span text:style-name="a1101" text:class-names=""><text:s text:c="1"/>de OR correspond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95753in" svg:y="6.67255in" svg:width="1.02362in" svg:height="0.59055in" draw:id="id141" draw:style-name="a1106" draw:name="Forma libre 32">
          <svg:title/>
          <svg:desc/>
          <text:p text:style-name="a1105" text:class-names="" text:cond-style-name=""><text:span text:style-name="a1104" text:class-names=""><text:s text:c="1"/>Se actualizan los niveles de stock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894in" svg:y="0.86941in" svg:width="1.13246in" svg:height="0.56312in" draw:id="id142" draw:style-name="a1109" draw:name="Forma libre 121">
          <svg:title/>
          <svg:desc/>
          <text:p text:style-name="a1108" text:class-names="" text:cond-style-name=""><text:span text:style-name="a1107" text:class-names="">Recibe la unidad y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7894in" svg:y="7.43289in" svg:width="1.16925in" svg:height="0.66942in" draw:id="id143" draw:style-name="a1112" draw:name="Forma libre 127">
          <svg:title/>
          <svg:desc/>
          <text:p text:style-name="a1111" text:class-names="" text:cond-style-name=""><text:span text:style-name="a1110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2744in" svg:y="0.44112in" svg:width="1.44797in" svg:height="7.8266in" draw:id="id144" draw:style-name="a1115" draw:name="Rectángulo 132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541in" svg:y="0.44113in" svg:width="3.14754in" svg:height="0.34395in" draw:id="id145" draw:style-name="a1118" draw:name="Forma libre 141">
          <svg:title/>
          <svg:desc/>
          <text:p text:style-name="a1117" text:class-names="" text:cond-style-name=""><text:span text:style-name="a1116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35771in" svg:y="0.43478in" svg:width="1.34849in" svg:height="0.34602in" draw:id="id146" draw:style-name="a1122" draw:name="Forma libre 166">
          <svg:title/>
          <svg:desc/>
          <text:p text:style-name="a1121" text:class-names="" text:cond-style-name=""><text:span text:style-name="a1119" text:class-names="">Admin</text:span><text:span text:style-name="a1120" text:class-names="">. de Depo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1892in" svg:y="4.69456in" svg:width="1.02362in" svg:height="0.59055in" draw:id="id147" draw:style-name="a1125" draw:name="Forma libre 171">
          <svg:title/>
          <svg:desc/>
          <text:p text:style-name="a1124" text:class-names="" text:cond-style-name=""><text:span text:style-name="a1123" text:class-names="">Prepar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2917in" svg:y="5.65574in" svg:width="1.25166in" svg:height="0.68383in" draw:id="id148" draw:style-name="a1128" draw:name="Forma libre 172">
          <svg:title/>
          <svg:desc/>
          <text:p text:style-name="a1127" text:class-names="" text:cond-style-name=""><text:span text:style-name="a1126" text:class-names="">Genera vale de repuestos por duplicado. Solicita la firma del 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8.19267in" svg:y1="5.15233in" draw:start-shape="id147" draw:start-glue-point="2" svg:x2="8.89795in" svg:y2="6.12317in" draw:end-shape="id139" draw:end-glue-point="1" draw:id="id149" draw:style-name="a1130" draw:transform="translate(-8.54531in -5.63775in) rotate(-1.5708) translate(8.54531in 5.63775in)" draw:name="Conector angular 190">
          <svg:title/>
          <svg:desc/>
        </draw:connector>
        <draw:connector draw:type="line" svg:x1="6.87879in" svg:y1="5.99039in" draw:start-shape="id139" draw:start-glue-point="3" svg:x2="6.38083in" svg:y2="5.99766in" draw:end-shape="id148" draw:end-glue-point="1" draw:id="id150" draw:style-name="a1132" draw:name="Conector recto de flecha 192">
          <svg:title/>
          <svg:desc/>
        </draw:connector>
        <draw:connector draw:type="line" svg:x1="7.46934in" svg:y1="6.32503in" draw:start-shape="id139" draw:start-glue-point="2" svg:x2="7.46934in" svg:y2="6.67255in" draw:end-shape="id141" draw:end-glue-point="0" draw:id="id151" draw:style-name="a1134" draw:name="Conector recto de flecha 194">
          <svg:title/>
          <svg:desc/>
        </draw:connector>
        <draw:custom-shape svg:x="8.35882in" svg:y="0.43478in" svg:width="1.34383in" svg:height="7.81374in" draw:id="id152" draw:style-name="a1137" draw:name="Rectángulo 23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140" draw:name="CuadroTexto 242" svg:x="7.39166in" svg:y="3.35248in" svg:width="0.35433in" svg:height="0.31496in">
          <draw:text-box>
            <text:p text:style-name="a1139" text:class-names="" text:cond-style-name=""><text:span text:style-name="a1138" text:class-names="">NO</text:span></text:p>
          </draw:text-box>
          <svg:title/>
          <svg:desc/>
        </draw:frame>
        <draw:frame draw:id="id154" draw:style-name="a1143" draw:name="CuadroTexto 243" svg:x="6.31553in" svg:y="2.82832in" svg:width="0.35433in" svg:height="0.22265in">
          <draw:text-box>
            <text:p text:style-name="a1142" text:class-names="" text:cond-style-name=""><text:span text:style-name="a1141" text:class-names="">SI</text:span></text:p>
          </draw:text-box>
          <svg:title/>
          <svg:desc/>
        </draw:frame>
        <draw:custom-shape svg:x="2.95325in" svg:y="3.5477in" svg:width="1.14447in" svg:height="0.53924in" draw:id="id155" draw:style-name="a1149" draw:name="Forma libre 30">
          <svg:title/>
          <svg:desc/>
          <text:p text:style-name="a1148" text:class-names="" text:cond-style-name=""><text:span text:style-name="a1144" text:class-names="">Las</text:span><text:span text:style-name="a1145" text:class-names=""><text:s text:c="1"/>piezas seleccionadas son cargadas a<text:s text:c="1"/></text:span><text:span text:style-name="a1146" text:class-names="">la OR</text:span><text:span text:style-name="a114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4517in" svg:y1="1.43253in" draw:start-shape="id142" draw:start-glue-point="2" svg:x2="0.73916in" svg:y2="1.62657in" draw:end-shape="id156" draw:end-glue-point="0" draw:id="id157" draw:style-name="a1151" draw:name="Conector recto de flecha 86">
          <svg:title/>
          <svg:desc/>
        </draw:connector>
        <draw:custom-shape svg:x="0.16693in" svg:y="1.62657in" svg:width="1.14447in" svg:height="0.53924in" draw:id="id156" draw:style-name="a1155" draw:name="Forma libre 30">
          <svg:title/>
          <svg:desc/>
          <text:p text:style-name="a1154" text:class-names="" text:cond-style-name=""><text:span text:style-name="a1152" text:class-names="">Chequea la unidad y los trabajos encargados en la OR</text:span><text:span text:style-name="a11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334in" svg:y="7.46267in" svg:width="1.03706in" svg:height="0.60986in" draw:id="id158" draw:style-name="a1158" draw:name="Forma libre 172">
          <svg:title/>
          <svg:desc/>
          <text:p text:style-name="a1157" text:class-names="" text:cond-style-name=""><text:span text:style-name="a1156" text:class-names="">Entrega el pedido de piezas al técnic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261in" svg:y="6.57035in" svg:width="1.25166in" svg:height="0.67007in" draw:id="id159" draw:style-name="a1161" draw:name="Forma libre 172">
          <svg:title/>
          <svg:desc/>
          <text:p text:style-name="a1160" text:class-names="" text:cond-style-name=""><text:span text:style-name="a1159" text:class-names="">Adjunta la solicitud de piezas y el vale de repuestos a la O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80799in" svg:y="4.66344in" svg:width="1.17566in" svg:height="0.65279in" draw:id="id160" draw:style-name="a1166" draw:name="Forma libre 30">
          <svg:title/>
          <svg:desc/>
          <text:p text:style-name="a1165" text:class-names="" text:cond-style-name=""><text:span text:style-name="a1162" text:class-names=""><text:s text:c="1"/></text:span><text:span text:style-name="a1163" text:class-names="">Remite pedido de piezas al Administrativo de Deposito</text:span><text:span text:style-name="a11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98365in" svg:y1="4.98983in" draw:start-shape="id160" draw:start-glue-point="1" svg:x2="8.51892in" svg:y2="4.98983in" draw:end-shape="id147" draw:end-glue-point="3" draw:id="id161" draw:style-name="a1168" draw:name="Conector recto de flecha 66">
          <svg:title/>
          <svg:desc/>
        </draw:connector>
        <draw:connector draw:type="line" svg:x1="5.755in" svg:y1="6.33957in" draw:start-shape="id148" draw:start-glue-point="2" svg:x2="5.75193in" svg:y2="6.57035in" draw:end-shape="id159" draw:end-glue-point="0" draw:id="id162" draw:style-name="a1170" draw:name="Conector recto de flecha 73">
          <svg:title/>
          <svg:desc/>
        </draw:connector>
        <draw:connector draw:type="line" svg:x1="5.75193in" svg:y1="7.24042in" draw:start-shape="id159" draw:start-glue-point="2" svg:x2="5.75193in" svg:y2="7.46267in" draw:end-shape="id158" draw:end-glue-point="0" draw:id="id163" draw:style-name="a1172" draw:name="Conector recto de flecha 79">
          <svg:title/>
          <svg:desc/>
        </draw:connector>
        <draw:connector draw:type="line" svg:x1="5.2334in" svg:y1="7.7676in" draw:start-shape="id158" draw:start-glue-point="3" svg:x2="1.34819in" svg:y2="7.7676in" draw:end-shape="id143" draw:end-glue-point="1" draw:id="id164" draw:style-name="a1174" draw:name="Conector recto de flecha 81">
          <svg:title/>
          <svg:desc/>
        </draw:connector>
        <draw:frame draw:id="id165" draw:style-name="a1179" draw:name="CuadroTexto 50" svg:x="0.17894in" svg:y="0.11297in" svg:width="8.85385in" svg:height="0.30932in">
          <draw:text-box>
            <text:p text:style-name="a1178" text:class-names="" text:cond-style-name=""><text:span text:style-name="a1175" text:class-names="">Proceso: Pedido de Piezas de<text:s text:c="1"/></text:span><text:span text:style-name="a1176" text:class-names="">Taller</text:span><text:span text:style-name="a1177" text:class-names=""/></text:p>
          </draw:text-box>
          <svg:title/>
          <svg:desc/>
        </draw:frame>
        <draw:frame draw:id="id166" draw:style-name="a1184" draw:name="CuadroTexto 51" svg:x="8.71276in" svg:y="0.10687in" svg:width="2.2738in" svg:height="0.30293in">
          <draw:text-box>
            <text:p text:style-name="a1183" text:class-names="" text:cond-style-name=""><text:span text:style-name="a1180" text:class-names="">Fecha:<text:s text:c="1"/></text:span><text:span text:style-name="a1181" text:class-names="">30/04/2014</text:span><text:span text:style-name="a1182" text:class-names=""/></text:p>
          </draw:text-box>
          <svg:title/>
          <svg:desc/>
        </draw:frame>
        <draw:custom-shape svg:x="6.70436in" svg:y="1.62213in" svg:width="1.14447in" svg:height="0.53924in" draw:id="id167" draw:style-name="a1189" draw:name="Forma libre 30">
          <svg:title/>
          <svg:desc/>
          <text:p text:style-name="a1188" text:class-names="" text:cond-style-name=""><text:span text:style-name="a1185" text:class-names="">Consulta</text:span><text:span text:style-name="a1186" text:class-names=""><text:s text:c="1"/>en el sistema el estado de las piezas solicitadas</text:span><text:span text:style-name="a11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1998in" svg:y="2.855in" svg:width="1.51128in" svg:height="0.3937in" draw:id="id168" draw:style-name="a1195" draw:name="Forma libre 60">
          <svg:title/>
          <svg:desc/>
          <text:p text:style-name="a1194" text:class-names="" text:cond-style-name=""><text:span text:style-name="a1190" text:class-names="">¿Piezas</text:span><text:span text:style-name="a1191" text:class-names=""><text:s text:c="1"/>disponibles</text:span><text:span text:style-name="a1192" text:class-names="">?</text:span><text:span text:style-name="a1193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5.06587in" svg:y="2.79103in" svg:width="1.1765in" svg:height="0.51987in" draw:id="id169" draw:style-name="a1199" draw:name="Forma libre 30">
          <svg:title/>
          <svg:desc/>
          <text:p text:style-name="a1198" text:class-names="" text:cond-style-name=""><text:span text:style-name="a1196" text:class-names="">Confirma solicitud de piezas. Estado: disponible</text:span><text:span text:style-name="a119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9197in" svg:y="2.8626in" svg:width="1.26705in" svg:height="0.3937in" draw:id="id170" draw:style-name="a1205" draw:name="Forma libre 60">
          <svg:title/>
          <svg:desc/>
          <text:p text:style-name="a1204" text:class-names="" text:cond-style-name=""><text:span text:style-name="a1200" text:class-names="">¿Aprueba</text:span><text:span text:style-name="a1201" text:class-names=""><text:s text:c="1"/>el pedido</text:span><text:span text:style-name="a1202" text:class-names="">?</text:span><text:span text:style-name="a1203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90974in" svg:y="2.21129in" svg:width="1.03617in" svg:height="0.59688in" draw:id="id171" draw:style-name="a1208" draw:name="Llamada con línea 1 (barra de énfasis) 69">
          <svg:title/>
          <svg:desc/>
          <text:p text:style-name="a1207" text:class-names="" text:cond-style-name=""><text:span text:style-name="a1206" text:class-names="">Selecciona los ítems en forma individual y aprueba o rechaza.</text:span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2 L ?f9 ?f3 Z N F M ?f9 ?f8 L ?f11 ?f10 N" draw:text-areas="?f0 ?f2 ?f1 ?f3" draw:modifiers="18750 -8333 112500 -3833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1.61145in" svg:y="2.79819in" svg:width="1.09935in" svg:height="0.5447in" draw:id="id172" draw:style-name="a1214" draw:name="Forma libre 30">
          <svg:title/>
          <svg:desc/>
          <text:p text:style-name="a1213" text:class-names="" text:cond-style-name=""><text:span text:style-name="a1209" text:class-names="">Las</text:span><text:span text:style-name="a1210" text:class-names=""><text:s text:c="1"/>piezas seleccionadas <text:s text:c="1"/>no son cargadas a<text:s text:c="1"/></text:span><text:span text:style-name="a1211" text:class-names="">la OR</text:span><text:span text:style-name="a12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5326in" svg:y="3.62798in" svg:width="1.24667in" svg:height="0.64685in" draw:id="id173" draw:style-name="a1220" draw:name="Forma libre 30">
          <svg:title/>
          <svg:desc/>
          <text:p text:style-name="a1219" text:class-names="" text:cond-style-name=""><text:span text:style-name="a1215" text:class-names="">Se registra el estado de las piezas (pendiente, confirmado, en proceso,<text:s text:c="1"/></text:span><text:span text:style-name="a1216" text:class-names="">etc</text:span><text:span text:style-name="a1217" text:class-names="">)</text:span><text:span text:style-name="a12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3114in" svg:y1="1.89619in" draw:start-shape="id156" draw:start-glue-point="1" svg:x2="5.01907in" svg:y2="1.8859in" draw:end-shape="id140" draw:end-glue-point="3" draw:id="id174" draw:style-name="a1222" draw:name="Conector recto de flecha 75">
          <svg:title/>
          <svg:desc/>
        </draw:connector>
        <draw:connector draw:type="line" svg:x1="6.31834in" svg:y1="1.8859in" draw:start-shape="id140" draw:start-glue-point="1" svg:x2="6.70436in" svg:y2="1.89175in" draw:end-shape="id167" draw:end-glue-point="3" draw:id="id175" draw:style-name="a1224" draw:name="Conector recto de flecha 84">
          <svg:title/>
          <svg:desc/>
        </draw:connector>
        <draw:connector draw:type="line" svg:x1="7.2766in" svg:y1="2.16137in" draw:start-shape="id167" draw:start-glue-point="2" svg:x2="7.27562in" svg:y2="2.855in" draw:end-shape="id168" draw:end-glue-point="0" draw:id="id176" draw:style-name="a1226" draw:name="Conector recto de flecha 87">
          <svg:title/>
          <svg:desc/>
        </draw:connector>
        <draw:connector draw:type="line" svg:x1="6.51998in" svg:y1="3.05185in" draw:start-shape="id168" draw:start-glue-point="3" svg:x2="6.24236in" svg:y2="3.05097in" draw:end-shape="id169" draw:end-glue-point="1" draw:id="id177" draw:style-name="a1228" draw:name="Conector recto de flecha 90">
          <svg:title/>
          <svg:desc/>
        </draw:connector>
        <draw:connector draw:type="line" svg:x1="5.05561in" svg:y1="3.0663in" svg:x2="4.14876in" svg:y2="3.07478in" draw:id="id178" draw:style-name="a1230" draw:name="Conector recto de flecha 98">
          <svg:title/>
          <svg:desc/>
        </draw:connector>
        <draw:connector draw:type="line" svg:x1="2.89197in" svg:y1="3.05945in" draw:start-shape="id170" draw:start-glue-point="3" svg:x2="2.7108in" svg:y2="3.07054in" draw:end-shape="id172" draw:end-glue-point="1" draw:id="id179" draw:style-name="a1232" draw:name="Conector recto de flecha 102">
          <svg:title/>
          <svg:desc/>
        </draw:connector>
        <draw:connector draw:type="line" svg:x1="3.52549in" svg:y1="3.2563in" draw:start-shape="id170" draw:start-glue-point="2" svg:x2="3.52549in" svg:y2="3.5477in" draw:end-shape="id155" draw:end-glue-point="0" draw:id="id180" draw:style-name="a1234" draw:name="Conector recto de flecha 105">
          <svg:title/>
          <svg:desc/>
        </draw:connector>
        <draw:connector draw:type="line" svg:x1="7.27562in" svg:y1="3.2487in" draw:start-shape="id168" draw:start-glue-point="2" svg:x2="7.2766in" svg:y2="3.62798in" draw:end-shape="id173" draw:end-glue-point="0" draw:id="id181" draw:style-name="a1236" draw:name="Conector recto de flecha 108">
          <svg:title/>
          <svg:desc/>
        </draw:connector>
        <draw:custom-shape svg:x="9.70265in" svg:y="0.43478in" svg:width="1.31176in" svg:height="0.3544in" draw:id="id182" draw:style-name="a1240" draw:name="Forma libre 166">
          <svg:title/>
          <svg:desc/>
          <text:p text:style-name="a1239" text:class-names="" text:cond-style-name=""><text:span text:style-name="a1237" text:class-names="">Asesor de Servicios</text:span><text:span text:style-name="a12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0375in" svg:y="0.43478in" svg:width="1.32055in" svg:height="7.81374in" draw:id="id183" draw:style-name="a1243" draw:name="Rectángulo 239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4966in" svg:y="3.65613in" svg:width="1.02362in" svg:height="0.59055in" draw:id="id184" draw:style-name="a1248" draw:name="Forma libre 171">
          <svg:title/>
          <svg:desc/>
          <text:p text:style-name="a1247" text:class-names="" text:cond-style-name=""><text:span text:style-name="a1244" text:class-names="">Comunica al cliente y aguarda indicaciones del mismo</text:span><text:span text:style-name="a1245" text:class-names="">.</text:span><text:span text:style-name="a12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89993in" svg:y1="3.95141in" draw:start-shape="id173" draw:start-glue-point="1" svg:x2="9.84966in" svg:y2="3.95141in" draw:end-shape="id184" draw:end-glue-point="3" draw:id="id185" draw:style-name="a1250" draw:name="Conector recto de flecha 145">
          <svg:title/>
          <svg:desc/>
        </draw:connector>
        <draw:connector draw:type="standard" svg:x1="5.61819in" svg:y1="2.89713in" draw:start-shape="id155" draw:start-glue-point="2" svg:x2="4.71529in" svg:y2="6.17963in" draw:end-shape="id160" draw:end-glue-point="3" draw:id="id186" draw:style-name="a1252" draw:transform="translate(-5.16674in -4.53838in) rotate(-4.71239) translate(5.16674in 4.53838in)" draw:name="Conector angular 163">
          <svg:title/>
          <svg:desc/>
        </draw:connector>
        <draw:frame draw:id="id187" draw:style-name="a1255" draw:name="CuadroTexto 242" svg:x="2.6447in" svg:y="2.75897in" svg:width="0.45386in" svg:height="0.22944in">
          <draw:text-box>
            <text:p text:style-name="a1254" text:class-names="" text:cond-style-name=""><text:span text:style-name="a1253" text:class-names="">NO</text:span></text:p>
          </draw:text-box>
          <svg:title/>
          <svg:desc/>
        </draw:frame>
        <draw:frame draw:id="id188" draw:style-name="a1258" draw:name="CuadroTexto 243" svg:x="3.53455in" svg:y="3.26902in" svg:width="0.35433in" svg:height="0.22265in">
          <draw:text-box>
            <text:p text:style-name="a1257" text:class-names="" text:cond-style-name=""><text:span text:style-name="a1256" text:class-names="">SI</text:span></text:p>
          </draw:text-box>
          <svg:title/>
          <svg:desc/>
        </draw:frame>
        <presentation:notes draw:style-name="a1264">
          <draw:frame draw:id="id189" draw:style-name="a1261" draw:name="Marcador de número de diapositiva 6" svg:x="4.67953in" svg:y="11.10827in" svg:width="3.5878in" svg:height="0.5842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  <draw:frame draw:id="id190" presentation:style-name="a1262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91" presentation:style-name="a1263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49" svg:viewBox="0 0 20 30" svg:d="m10 0-10 30h20z"/>
    <draw:marker draw:name="a1231" svg:viewBox="0 0 20 30" svg:d="m10 0-10 30h20z"/>
    <draw:marker draw:name="a1233" svg:viewBox="0 0 20 30" svg:d="m10 0-10 30h20z"/>
    <draw:marker draw:name="a1129" svg:viewBox="0 0 20 30" svg:d="m10 0-10 30h20z"/>
    <draw:marker draw:name="a1235" svg:viewBox="0 0 20 30" svg:d="m10 0-10 30h20z"/>
    <draw:marker draw:name="a1167" svg:viewBox="0 0 20 30" svg:d="m10 0-10 30h20z"/>
    <draw:marker draw:name="a1169" svg:viewBox="0 0 20 30" svg:d="m10 0-10 30h20z"/>
    <draw:marker draw:name="a1150" svg:viewBox="0 0 20 30" svg:d="m10 0-10 30h20z"/>
    <draw:marker draw:name="a1221" svg:viewBox="0 0 20 30" svg:d="m10 0-10 30h20z"/>
    <draw:marker draw:name="a1223" svg:viewBox="0 0 20 30" svg:d="m10 0-10 30h20z"/>
    <draw:marker draw:name="a1225" svg:viewBox="0 0 20 30" svg:d="m10 0-10 30h20z"/>
    <draw:marker draw:name="a1227" svg:viewBox="0 0 20 30" svg:d="m10 0-10 30h20z"/>
    <draw:marker draw:name="a1229" svg:viewBox="0 0 20 30" svg:d="m10 0-10 30h20z"/>
    <draw:marker draw:name="a1251" svg:viewBox="0 0 20 30" svg:d="m10 0-10 30h20z"/>
    <draw:marker draw:name="a1131" svg:viewBox="0 0 20 30" svg:d="m10 0-10 30h20z"/>
    <draw:marker draw:name="a1133" svg:viewBox="0 0 20 30" svg:d="m10 0-10 30h20z"/>
    <draw:marker draw:name="a1171" svg:viewBox="0 0 20 30" svg:d="m10 0-10 30h20z"/>
    <draw:marker draw:name="a117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4-30T19:46:29Z</dc:date>
    <meta:editing-cycles>66</meta:editing-cycles>
    <meta:editing-duration>PT151205S</meta:editing-duration>
    <meta:document-statistic meta:paragraph-count="32" meta:word-count="237"/>
  </office:meta>
</office:document-meta>
</file>